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線の終点_20_2" draw:marker-end-width="0.227cm" svg:stroke-linecap="round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draw:marker-start-width="0.227cm" draw:marker-end="線の終点_20_2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draw:marker-start-width="0.252cm" draw:marker-end="線の終点_20_2" draw:marker-end-width="0.252cm" svg:stroke-linecap="round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c5cae9" draw:textarea-horizontal-align="justify" draw:textarea-vertical-align="middle" draw:auto-grow-height="false" fo:min-height="0.75cm" fo:min-width="0.5cm" fo:padding-top="0.142cm" fo:padding-bottom="0.142cm" fo:padding-left="0.267cm" fo:padding-right="0.267cm" fo:wrap-option="wrap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7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43a047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8" style:family="graphic" style:parent-style-name="standard">
      <style:graphic-properties draw:stroke="none" draw:fill-color="#43a047"/>
    </style:style>
    <style:style style:name="gr9" style:family="graphic" style:parent-style-name="standard">
      <style:graphic-properties svg:stroke-width="0.035cm" svg:stroke-color="#000000" draw:marker-start-width="0.252cm" draw:marker-end-width="0.252cm" draw:fill="gradient" draw:fill-gradient-name="Gradient_20_7" draw:opacity="50%" draw:textarea-horizontal-align="justify" draw:textarea-vertical-align="middle" draw:auto-grow-height="false" fo:min-height="0.75cm" fo:min-width="0.5cm" fo:padding-top="0.142cm" fo:padding-bottom="0.142cm" fo:padding-left="0.267cm" fo:padding-right="0.267cm" fo:wrap-option="wrap"/>
    </style:style>
    <style:style style:name="gr10" style:family="graphic" style:parent-style-name="standard">
      <style:graphic-properties svg:stroke-color="#000000" draw:fill-color="#1b5e2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solid" draw:fill-color="#d1c4e9" fo:min-height="1.4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39cm"/>
      <style:paragraph-properties style:writing-mode="lr-tb"/>
    </style:style>
    <style:style style:name="gr13" style:family="graphic" style:parent-style-name="standard">
      <style:graphic-properties draw:stroke="dash" draw:stroke-dash="Dot" svg:stroke-width="0.018cm" svg:stroke-color="#616161" draw:marker-start-width="0.227cm" draw:marker-end-width="0.227cm" svg:stroke-linecap="butt" draw:textarea-vertical-align="middle" fo:padding-top="0.134cm" fo:padding-bottom="0.134cm" fo:padding-left="0.259cm" fo:padding-right="0.259cm" draw:shadow="hidden"/>
    </style:style>
    <style:style style:name="gr14" style:family="graphic" style:parent-style-name="standard">
      <style:graphic-properties draw:stroke="none" svg:stroke-color="#000000" draw:fill="none" draw:fill-color="#ffffff" fo:min-height="0.353cm"/>
      <style:paragraph-properties style:writing-mode="lr-tb"/>
    </style:style>
    <style:style style:name="gr15" style:family="graphic" style:parent-style-name="standard">
      <style:graphic-properties svg:stroke-color="#ede7f6" draw:fill-color="#f3e5f5" draw:textarea-horizontal-align="justify" draw:textarea-vertical-align="middle" draw:auto-grow-height="false" fo:min-height="1.489cm" fo:min-width="2.75cm" draw:shadow="visible" draw:shadow-offset-x="0.035cm" draw:shadow-offset-y="0.035cm"/>
    </style:style>
    <style:style style:name="gr16" style:family="graphic" style:parent-style-name="standard">
      <style:graphic-properties svg:stroke-color="#000000" draw:fill-color="#616161" draw:textarea-horizontal-align="justify" draw:textarea-vertical-align="middle" draw:auto-grow-height="false" fo:min-height="0cm" fo:min-width="1.551cm"/>
    </style:style>
    <style:style style:name="gr17" style:family="graphic" style:parent-style-name="standard">
      <style:graphic-properties svg:stroke-color="#f44336" draw:fill-color="#f44336" draw:textarea-horizontal-align="justify" draw:textarea-vertical-align="middle" draw:auto-grow-height="false" fo:min-height="1.011cm" fo:min-width="0cm"/>
    </style:style>
    <style:style style:name="gr18" style:family="graphic" style:parent-style-name="standard">
      <style:graphic-properties svg:stroke-color="#1b5e20" draw:fill-color="#c5e1a5" draw:textarea-horizontal-align="justify" draw:textarea-vertical-align="middle" draw:auto-grow-height="false" fo:min-height="0cm" fo:min-width="0.349cm"/>
    </style:style>
    <style:style style:name="gr19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c78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0" style:family="graphic" style:parent-style-name="standard">
      <style:graphic-properties draw:stroke="none" draw:fill-color="#81c784"/>
    </style:style>
    <style:style style:name="gr21" style:family="graphic" style:parent-style-name="standard">
      <style:graphic-properties svg:stroke-color="#1b5e20" draw:fill-color="#9ccc65" draw:textarea-horizontal-align="justify" draw:textarea-vertical-align="middle" draw:auto-grow-height="false" fo:min-height="0cm" fo:min-width="0.349cm" loext:softedge-radius="0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353cm"/>
      <style:paragraph-properties style:writing-mode="lr-tb"/>
    </style:style>
    <style:style style:name="gr23" style:family="graphic" style:parent-style-name="standard">
      <style:graphic-properties svg:stroke-width="0.018cm" svg:stroke-color="#b71c1c" draw:marker-start-width="0.227cm" draw:marker-end-width="0.227cm" draw:fill-color="#ffab91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b71c1c" draw:marker-start-width="0.227cm" draw:marker-end-width="0.227cm" draw:fill-color="#ff7043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5" style:family="graphic" style:parent-style-name="standard">
      <style:graphic-properties draw:stroke="none" draw:fill="none" fo:min-height="0.248cm"/>
      <style:paragraph-properties style:writing-mode="lr-tb"/>
    </style:style>
    <style:style style:name="gr26" style:family="graphic" style:parent-style-name="standard">
      <style:graphic-properties svg:stroke-width="0.035cm" svg:stroke-color="#4a148c" draw:marker-start-width="0.252cm" draw:marker-end-width="0.252cm" svg:stroke-linecap="round" draw:fill="none" draw:textarea-horizontal-align="justify" draw:textarea-vertical-align="middle" draw:auto-grow-height="false" fo:min-height="0.057cm" fo:min-width="0.5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5cae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ゆな字" fo:font-style="italic" style:font-style-asian="italic" style:font-style-complex="italic"/>
    </style:style>
    <style:style style:name="P5" style:family="paragraph">
      <loext:graphic-properties draw:fill="gradient" draw:fill-gradient-name="Gradient_20_7" draw:opacity="50%"/>
      <style:paragraph-properties fo:text-align="center"/>
    </style:style>
    <style:style style:name="P6" style:family="paragraph">
      <loext:graphic-properties draw:fill-color="#1b5e20"/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9" style:family="paragraph">
      <loext:graphic-properties draw:fill="solid" draw:fill-color="#d1c4e9"/>
      <style:paragraph-properties style:writing-mode="lr-tb"/>
      <style:text-properties style:font-name="Chilanka" fo:font-size="8pt" fo:font-style="italic" style:font-size-asian="8pt" style:font-style-asian="italic" style:font-size-complex="8pt" style:font-style-complex="italic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ふい字" fo:font-size="10.5pt" style:font-name-asian="ふい字" style:font-size-asian="10.5pt" style:font-size-complex="10.5pt"/>
    </style:style>
    <style:style style:name="P12" style:family="paragraph">
      <loext:graphic-properties draw:fill="none" draw:fill-color="#ffffff"/>
      <style:paragraph-properties style:writing-mode="lr-tb"/>
      <style:text-properties fo:color="#212121" loext:opacity="100%" style:font-name="ゆな字" fo:font-size="10pt" fo:font-style="normal" style:font-size-asian="10pt" style:font-style-asian="normal" style:font-size-complex="10pt" style:font-style-complex="normal"/>
    </style:style>
    <style:style style:name="P13" style:family="paragraph">
      <loext:graphic-properties draw:fill-color="#f3e5f5"/>
      <style:paragraph-properties fo:text-align="center"/>
    </style:style>
    <style:style style:name="P14" style:family="paragraph">
      <loext:graphic-properties draw:fill-color="#616161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ゆな字" fo:font-style="italic" style:font-style-asian="italic" style:font-style-complex="italic"/>
    </style:style>
    <style:style style:name="P16" style:family="paragraph">
      <loext:graphic-properties draw:fill-color="#f44336"/>
      <style:paragraph-properties fo:text-align="center"/>
    </style:style>
    <style:style style:name="P17" style:family="paragraph">
      <loext:graphic-properties draw:fill-color="#c5e1a5"/>
      <style:paragraph-properties fo:text-align="center"/>
    </style:style>
    <style:style style:name="P18" style:family="paragraph">
      <loext:graphic-properties draw:fill-color="#9ccc65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hilanka" fo:font-size="8pt" fo:font-style="italic" style:font-size-asian="8pt" style:font-style-asian="italic" style:font-size-complex="8pt" style:font-style-complex="italic"/>
    </style:style>
    <style:style style:name="P20" style:family="paragraph">
      <loext:graphic-properties draw:fill-color="#ffab91"/>
      <style:paragraph-properties fo:text-align="center"/>
    </style:style>
    <style:style style:name="P21" style:family="paragraph">
      <loext:graphic-properties draw:fill-color="#ff7043"/>
      <style:paragraph-properties fo:text-align="center"/>
    </style:style>
    <style:style style:name="P22" style:family="paragraph">
      <style:paragraph-properties fo:text-align="start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ふい字" fo:font-size="7pt" style:font-name-asian="ふい字" style:font-size-asian="7pt" style:font-size-complex="7pt"/>
    </style:style>
    <style:style style:name="P24" style:family="paragraph">
      <style:text-properties fo:color="#b71c1c" loext:opacity="100%"/>
    </style:style>
    <style:style style:name="P25" style:family="paragraph">
      <loext:graphic-properties draw:fill="none"/>
      <style:text-properties fo:color="#b71c1c" loext:opacity="100%"/>
    </style:style>
    <style:style style:name="T1" style:family="text">
      <style:text-properties style:font-name="ゆな字" fo:font-style="italic" style:font-style-asian="italic" style:font-style-complex="italic"/>
    </style:style>
    <style:style style:name="T2" style:family="text">
      <style:text-properties style:font-name="Chilanka" fo:font-size="8pt" fo:font-style="normal" style:font-size-asian="8pt" style:font-style-asian="normal" style:font-size-complex="8pt" style:font-style-complex="normal"/>
    </style:style>
    <style:style style:name="T3" style:family="text">
      <style:text-properties style:font-name="Chilanka" fo:font-size="8pt" fo:font-style="italic" style:font-size-asian="8pt" style:font-style-asian="italic" style:font-size-complex="8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Chilanka" fo:font-size="8pt" fo:font-style="italic" fo:text-shadow="none" style:text-underline-style="none" fo:font-weight="normal" style:letter-kerning="true" style:font-name-asian="ＭＳ Ｐゴシック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sub 75%" style:font-name="Chilanka" fo:font-size="8pt" fo:font-style="italic" style:font-size-asian="8pt" style:font-style-asian="italic" style:font-size-complex="8pt" style:font-style-complex="italic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sub 75%" style:font-name="Chilanka" fo:font-size="8pt" fo:font-style="italic" fo:text-shadow="none" style:text-underline-style="none" fo:font-weight="normal" style:letter-kerning="true" style:font-name-asian="ＭＳ Ｐゴシック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Chilanka" fo:font-size="8pt" fo:font-style="normal" fo:text-shadow="none" style:text-underline-style="none" fo:font-weight="normal" style:letter-kerning="true" style:font-name-asian="ＭＳ Ｐゴシック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Chilanka" fo:font-size="8pt" fo:font-style="italic" fo:text-shadow="none" style:text-underline-style="none" fo:font-weight="normal" style:letter-kerning="true" style:font-name-asian="ＭＳ Ｐゴシック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b 75%" style:font-name="Chilanka" fo:font-size="8pt" fo:font-style="italic" style:font-size-asian="8pt" style:font-style-asian="italic" style:font-size-complex="8pt" style:font-style-complex="italic" style:text-scale="75%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sub 75%" style:font-name="Chilanka" fo:font-size="8pt" fo:font-style="italic" fo:text-shadow="none" style:text-underline-style="none" fo:font-weight="normal" style:letter-kerning="true" style:font-name-asian="ＭＳ Ｐゴシック" style:font-size-asian="8pt" style:font-style-asian="italic" style:font-weight-asian="normal" style:font-name-complex="Mangal" style:font-size-complex="8pt" style:font-style-complex="italic" style:font-weight-complex="normal" style:text-emphasize="none" style:text-scale="75%" style:font-relief="none" style:text-overline-style="none" style:text-overline-color="font-color"/>
    </style:style>
    <style:style style:name="T11" style:family="text">
      <style:text-properties style:text-position="0% 100%" style:font-name="Chilanka" fo:font-size="8pt" fo:font-style="italic" fo:font-weight="bold" style:font-size-asian="8pt" style:font-style-asian="italic" style:font-weight-asian="bold" style:font-size-complex="8pt" style:font-style-complex="italic" style:font-weight-complex="bold" style:text-scale="75%"/>
    </style:style>
    <style:style style:name="T12" style:family="text">
      <style:text-properties style:text-position="0% 100%" style:font-name="Chilanka" fo:font-size="8pt" fo:font-style="normal" fo:font-weight="bold" style:font-size-asian="8pt" style:font-style-asian="normal" style:font-weight-asian="bold" style:font-size-complex="8pt" style:font-style-complex="normal" style:font-weight-complex="bold" style:text-scale="75%"/>
    </style:style>
    <style:style style:name="T13" style:family="text">
      <style:text-properties style:text-position="sub 75%" style:font-name="Chilanka" fo:font-size="8pt" fo:font-style="italic" fo:font-weight="bold" style:font-size-asian="8pt" style:font-style-asian="italic" style:font-weight-asian="bold" style:font-size-complex="8pt" style:font-style-complex="italic" style:font-weight-complex="bold" style:text-scale="75%"/>
    </style:style>
    <style:style style:name="T14" style:family="text">
      <style:text-properties style:font-name="ふい字" fo:font-size="10.5pt" style:font-name-asian="ふい字" style:font-size-asian="10.5pt" style:font-size-complex="10.5pt"/>
    </style:style>
    <style:style style:name="T15" style:family="text">
      <style:text-properties fo:color="#212121" loext:opacity="100%" style:font-name="ゆな字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ふい字" fo:font-size="8pt" fo:font-style="normal" style:font-name-asian="ふい字" style:font-size-asian="8pt" style:font-style-asian="normal" style:font-size-complex="8pt" style:font-style-complex="normal"/>
    </style:style>
    <style:style style:name="T17" style:family="text">
      <style:text-properties style:font-name="ふい字" fo:font-size="7pt" style:font-name-asian="ふい字" style:font-size-asian="7pt" style:font-size-complex="7pt"/>
    </style:style>
    <style:style style:name="T18" style:family="text">
      <style:text-properties fo:color="#b71c1c" loext:opacity="100%" style:font-name="ふい字" fo:font-size="7pt" style:font-name-asian="ふい字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0.7cm" svg:y1="2.2cm" svg:x2="0.7cm" svg:y2="0.45cm">
          <text:p/>
        </draw:line>
        <draw:line draw:style-name="gr2" draw:text-style-name="P1" draw:layer="layout" svg:x1="0.7cm" svg:y1="2.2cm" svg:x2="2.45cm" svg:y2="2.196cm">
          <text:p/>
        </draw:line>
        <draw:line draw:style-name="gr3" draw:text-style-name="P1" draw:layer="layout" svg:x1="0.698cm" svg:y1="2.2cm" svg:x2="0.097cm" svg:y2="3.342cm">
          <text:p/>
        </draw:line>
        <draw:custom-shape draw:style-name="gr4" draw:text-style-name="P2" draw:layer="layout" svg:width="1cm" svg:height="1cm" svg:x="0.7cm" svg:y="1.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cm" svg:y1="1.2cm" svg:x2="1.45cm" svg:y2="1.7cm">
          <text:p/>
        </draw:line>
        <draw:line draw:style-name="gr5" draw:text-style-name="P1" draw:layer="layout" svg:x1="0.7cm" svg:y1="1.2cm" svg:x2="0.45cm" svg:y2="1.7cm">
          <text:p/>
        </draw:line>
        <draw:line draw:style-name="gr5" draw:text-style-name="P1" draw:layer="layout" svg:x1="1.7cm" svg:y1="2.2cm" svg:x2="1.45cm" svg:y2="2.7cm">
          <text:p/>
        </draw:line>
        <draw:frame draw:style-name="gr6" draw:text-style-name="P4" draw:layer="layout" svg:width="1cm" svg:height="0.886cm" svg:x="1.7cm" svg:y="1.3cm">
          <draw:text-box>
            <text:p text:style-name="P3"><text:span text:style-name="T1">y</text:span></text:p>
          </draw:text-box>
        </draw:frame>
        <draw:frame draw:style-name="gr6" draw:text-style-name="P4" draw:layer="layout" svg:width="1cm" svg:height="0.886cm" svg:x="-0.05cm" svg:y="2.664cm">
          <draw:text-box>
            <text:p text:style-name="P3"><text:span text:style-name="T1">x</text:span></text:p>
          </draw:text-box>
        </draw:frame>
        <draw:frame draw:style-name="gr6" draw:text-style-name="P4" draw:layer="layout" svg:width="1cm" svg:height="0.886cm" svg:x="-0.3cm" svg:y="0.364cm">
          <draw:text-box>
            <text:p text:style-name="P3"><text:span text:style-name="T1">z</text:span></text:p>
          </draw:text-box>
        </draw:frame>
        <dr3d:scene draw:style-name="gr7" svg:width="0.13cm" svg:height="0.13cm" svg:x="1.2cm" svg:y="1.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0.95cm" svg:y="1.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1.07cm" svg:y="1.4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0.95cm" svg:y="1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1.07cm" svg:y="1.7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0.75cm" svg:y="1.5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0.87cm" svg:y="1.6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0.85cm" svg:y="1.8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0.97cm" svg:y="1.9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aw:custom-shape draw:style-name="gr9" draw:text-style-name="P5" draw:layer="layout" svg:width="1cm" svg:height="1cm" svg:x="0.45cm" svg:y="1.7cm">
          <text:p/>
          <draw:enhanced-geometry svg:viewBox="0 0 21600 21600" draw:type="rectangle" draw:enhanced-path="M 0 0 L 21600 0 21600 21600 0 21600 0 0 Z N"/>
        </draw:custom-shape>
        <dr3d:scene draw:style-name="gr7" svg:width="0.13cm" svg:height="0.13cm" svg:x="1.22cm" svg:y="1.4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7" svg:width="0.13cm" svg:height="0.13cm" svg:x="0.75cm" svg:y="1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aw:custom-shape draw:style-name="gr10" draw:text-style-name="P6" draw:layer="layout" svg:width="0.217cm" svg:height="0.049cm" draw:transform="rotate (-0.387288561017542) translate (1.297cm 1.351cm)">
          <text:p/>
          <draw:enhanced-geometry svg:viewBox="0 0 21600 21600" draw:text-areas="0 ?f0 ?f5 ?f2" draw:type="right-arrow" draw:modifiers="15650.2994011976 7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0.217cm" svg:height="0.049cm" draw:transform="rotate (-2.21883707806039) translate (1.296cm 1.516cm)">
          <text:p/>
          <draw:enhanced-geometry svg:viewBox="0 0 21600 21600" draw:text-areas="0 ?f0 ?f5 ?f2" draw:type="right-arrow" draw:modifiers="15650.2994011976 7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0.217cm" svg:height="0.049cm" draw:transform="rotate (-2.78188029475376) translate (0.805cm 1.498cm)">
          <text:p/>
          <draw:enhanced-geometry svg:viewBox="0 0 21600 21600" draw:text-areas="0 ?f0 ?f5 ?f2" draw:type="right-arrow" draw:modifiers="15650.2994011976 7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4.15cm" svg:height="2.101cm" svg:x="1.85cm" svg:y="2.4cm">
          <draw:text-box>
            <text:p text:style-name="P7"><text:span text:style-name="T2">(</text:span><text:span text:style-name="T2">力</text:span><text:span text:style-name="T2">積</text:span><text:span text:style-name="T2">)</text:span><text:span text:style-name="T3"> </text:span><text:span text:style-name="T2">= </text:span><text:span text:style-name="T2">(</text:span><text:span text:style-name="T2">運</text:span><text:span text:style-name="T2">動</text:span><text:span text:style-name="T2">量</text:span><text:span text:style-name="T2">の</text:span><text:span text:style-name="T2">時</text:span><text:span text:style-name="T2">間</text:span><text:span text:style-name="T2">変</text:span><text:span text:style-name="T2">化</text:span><text:span text:style-name="T2">)</text:span></text:p>
            <text:p text:style-name="P7"><text:span text:style-name="T3"><text:s text:c="7"/></text:span><text:span text:style-name="T3"><text:s text:c="4"/></text:span><text:span text:style-name="T2">= </text:span><text:span text:style-name="T2">(</text:span><text:span text:style-name="T2">変</text:span><text:span text:style-name="T2">化</text:span><text:span text:style-name="T2">後</text:span><text:span text:style-name="T2">)</text:span><text:span text:style-name="T2">-</text:span><text:span text:style-name="T2">(</text:span><text:span text:style-name="T2">変</text:span><text:span text:style-name="T2">化</text:span><text:span text:style-name="T2">前</text:span><text:span text:style-name="T2">)</text:span></text:p>
            <text:p text:style-name="P7"><text:span text:style-name="T4"><text:s text:c="4"/></text:span><text:span text:style-name="T4">-</text:span><text:span text:style-name="T3">Ft <text:s/></text:span><text:span text:style-name="T2">=</text:span><text:span text:style-name="T3"> </text:span><text:span text:style-name="T3">m(-</text:span><text:span text:style-name="T3">v</text:span><text:span text:style-name="T5">x</text:span><text:span text:style-name="T3">) </text:span><text:span text:style-name="T3">– </text:span><text:span text:style-name="T3">mv</text:span><text:span text:style-name="T5">x</text:span></text:p>
            <text:p text:style-name="P8"><text:span text:style-name="T6"><text:s text:c="10"/></text:span><text:span text:style-name="T6"><text:s text:c="4"/></text:span><text:span text:style-name="T7">=</text:span><text:span text:style-name="T8"> </text:span><text:span text:style-name="T8">-</text:span><text:span text:style-name="T7">2</text:span><text:span text:style-name="T8">m</text:span><text:span text:style-name="T8">v</text:span><text:span text:style-name="T9">x</text:span></text:p>
            <text:p text:style-name="P8"><text:span text:style-name="T10"><text:s text:c="4"/></text:span><text:span text:style-name="T10">　　</text:span><text:span text:style-name="T11">Ft <text:s/></text:span><text:span text:style-name="T12">=</text:span><text:span text:style-name="T11"> </text:span><text:span text:style-name="T12">2</text:span><text:span text:style-name="T11">mv</text:span><text:span text:style-name="T13">x</text:span></text:p>
          </draw:text-box>
        </draw:frame>
        <dr3d:scene draw:style-name="gr7" svg:width="0.13cm" svg:height="0.13cm" svg:x="1.22cm" svg:y="1.4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aw:frame draw:style-name="gr12" draw:text-style-name="P11" draw:layer="layout" svg:width="2.5cm" svg:height="0.989cm" svg:x="0.6cm" svg:y="0.111cm">
          <draw:text-box>
            <text:p text:style-name="P10"><text:span text:style-name="T14">一</text:span><text:span text:style-name="T14">辺</text:span><text:span text:style-name="T14">が</text:span><text:span text:style-name="T14">L[</text:span><text:span text:style-name="T14">m]</text:span><text:span text:style-name="T14">の</text:span><text:span text:style-name="T14">立</text:span><text:span text:style-name="T14">方</text:span><text:span text:style-name="T14">体</text:span></text:p>
          </draw:text-box>
        </draw:frame>
        <draw:ellipse draw:style-name="gr13" draw:text-style-name="P3" draw:layer="layout" svg:width="0.147cm" svg:height="1cm" draw:transform="rotate (1.5707963267949) translate (0.445cm 2.788cm)" draw:kind="arc" draw:start-angle="90.98" draw:end-angle="269.79">
          <text:p/>
        </draw:ellipse>
        <draw:frame draw:style-name="gr14" draw:text-style-name="P12" draw:layer="layout" svg:width="1cm" svg:height="0.603cm" svg:x="0.5cm" svg:y="2.7cm">
          <draw:text-box>
            <text:p text:style-name="P3"><text:span text:style-name="T15">L</text:span></text:p>
          </draw:text-box>
        </draw:frame>
        <draw:frame draw:style-name="gr14" draw:text-style-name="P12" draw:layer="layout" svg:width="1cm" svg:height="0.603cm" svg:x="-0.25cm" svg:y="1.847cm">
          <draw:text-box>
            <text:p text:style-name="P3"><text:span text:style-name="T15">L</text:span></text:p>
          </draw:text-box>
        </draw:frame>
        <draw:ellipse draw:style-name="gr13" draw:text-style-name="P3" draw:layer="layout" svg:width="0.147cm" svg:height="1cm" svg:x="0.372cm" svg:y="1.708cm" draw:kind="arc" draw:start-angle="90.98" draw:end-angle="269.79">
          <text:p/>
        </draw:ellipse>
        <draw:ellipse draw:style-name="gr13" draw:text-style-name="P3" draw:layer="layout" svg:width="0.142cm" svg:height="0.58cm" draw:transform="rotate (2.66110351051575) translate (1.5cm 2.75cm)" draw:kind="arc" draw:start-angle="90.98" draw:end-angle="269.79">
          <text:p/>
        </draw:ellipse>
        <draw:frame draw:style-name="gr14" draw:text-style-name="P12" draw:layer="layout" svg:width="1cm" svg:height="0.603cm" svg:x="1.25cm" svg:y="2.25cm">
          <draw:text-box>
            <text:p text:style-name="P3"><text:span text:style-name="T15">L</text:span></text:p>
          </draw:text-box>
        </draw:frame>
        <draw:g>
          <draw:custom-shape draw:style-name="gr15" draw:text-style-name="P13" draw:layer="layout" svg:width="3.25cm" svg:height="1.739cm" svg:x="2.7cm" svg:y="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2.116cm" svg:height="0.101cm" svg:x="3.184cm" svg:y="2.15cm">
            <text:p/>
            <draw:enhanced-geometry svg:viewBox="0 0 21600 21600" draw:text-areas="0 ?f0 ?f5 ?f2" draw:mirror-horizontal="false" draw:mirror-vertical="false" draw:type="right-arrow" draw:modifiers="20252.6989204318 5432.3353293413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15" draw:layer="layout" svg:width="1cm" svg:height="0.886cm" svg:x="4.5cm" svg:y="1.414cm">
            <draw:text-box>
              <text:p text:style-name="P3"><text:span text:style-name="T1">x</text:span></text:p>
            </draw:text-box>
          </draw:frame>
          <draw:custom-shape draw:style-name="gr17" draw:text-style-name="P16" draw:layer="layout" svg:width="0.048cm" svg:height="1.261cm" svg:x="4.5cm" svg:y="0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7" draw:layer="layout" svg:width="0.906cm" svg:height="0.114cm" svg:x="3.594cm" svg:y="0.936cm">
            <text:p/>
            <draw:enhanced-geometry svg:viewBox="0 0 21600 21600" draw:text-areas="0 ?f0 ?f5 ?f2" draw:mirror-horizontal="false" draw:mirror-vertical="false" draw:type="right-arrow" draw:modifiers="17543.2567432567 7137.391304347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3d:scene draw:style-name="gr19" svg:width="0.13cm" svg:height="0.13cm" svg:x="3.5cm" svg:y="0.92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0" draw:layer="layout"/>
          </dr3d:scene>
          <draw:custom-shape draw:style-name="gr21" draw:text-style-name="P18" draw:layer="layout" svg:width="0.906cm" svg:height="0.114cm" svg:x="3.5cm" svg:y="1.686cm">
            <text:p/>
            <draw:enhanced-geometry svg:viewBox="0 0 21600 21600" draw:mirror-horizontal="true" draw:text-areas="0 ?f0 ?f5 ?f2" draw:mirror-vertical="false" draw:type="right-arrow" draw:modifiers="17543.2567432567 7137.391304347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3d:scene draw:style-name="gr7" svg:width="0.13cm" svg:height="0.13cm" svg:x="4.38cm" svg:y="1.67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22" draw:text-style-name="P19" draw:layer="layout" svg:width="1.75cm" svg:height="0.603cm" svg:x="2.95cm" svg:y="0.447cm">
            <draw:text-box>
              <text:p><text:span text:style-name="T2">[</text:span><text:span text:style-name="T16">前</text:span><text:span text:style-name="T2">]</text:span><text:span text:style-name="T3">mv</text:span><text:span text:style-name="T5">x</text:span></text:p>
            </draw:text-box>
          </draw:frame>
          <draw:frame draw:style-name="gr14" draw:text-style-name="P19" draw:layer="layout" svg:width="1.65cm" svg:height="0.603cm" svg:x="2.95cm" svg:y="1.686cm">
            <draw:text-box>
              <text:p><text:span text:style-name="T2">[</text:span><text:span text:style-name="T16">後</text:span><text:span text:style-name="T2">]</text:span><text:span text:style-name="T3">-mv</text:span><text:span text:style-name="T5">x</text:span></text:p>
            </draw:text-box>
          </draw:frame>
          <draw:custom-shape draw:style-name="gr23" draw:text-style-name="P20" draw:layer="layout" svg:width="0.5cm" svg:height="0.25cm" svg:x="4.023cm" svg:y="1.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1" draw:layer="layout" svg:width="0.5cm" svg:height="0.25cm" svg:x="4.526cm" svg:y="1.4cm">
            <text:p/>
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23" draw:layer="layout" svg:width="2cm" svg:height="0.989cm" svg:x="2.65cm" svg:y="0.911cm">
            <draw:text-box>
              <text:p text:style-name="P22"><text:span text:style-name="T17">分子</text:span><text:span text:style-name="T17">が受</text:span><text:span text:style-name="T17">ける</text:span></text:p>
              <text:p text:style-name="P22"><text:span text:style-name="T17">力</text:span><text:span text:style-name="T17">積</text:span><text:span text:style-name="T17">:</text:span><text:span text:style-name="T17">-Ft</text:span></text:p>
            </draw:text-box>
          </draw:frame>
          <draw:frame draw:style-name="gr12" draw:text-style-name="P23" draw:layer="layout" svg:width="2cm" svg:height="0.989cm" svg:x="4.35cm" svg:y="0.912cm">
            <draw:text-box>
              <text:p text:style-name="P22"><text:span text:style-name="T17">壁が</text:span><text:span text:style-name="T17">受け</text:span><text:span text:style-name="T17">る</text:span></text:p>
              <text:p text:style-name="P22"><text:span text:style-name="T17">力</text:span><text:span text:style-name="T17">積</text:span><text:span text:style-name="T17">:</text:span><text:span text:style-name="T17">Ft</text:span></text:p>
            </draw:text-box>
          </draw:frame>
          <draw:frame draw:style-name="gr25" draw:text-style-name="P25" draw:layer="layout" svg:width="0.748cm" svg:height="0.498cm" svg:x="4.152cm" svg:y="0.53cm">
            <draw:text-box>
              <text:p text:style-name="P24"><text:span text:style-name="T18">壁</text:span></text:p>
            </draw:text-box>
          </draw:frame>
        </draw:g>
        <draw:custom-shape draw:style-name="gr26" draw:text-style-name="P1" draw:layer="layout" svg:width="1.094cm" svg:height="0.341cm" svg:x="2.52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7" draw:display-name="Gradient 7" draw:style="linear" draw:start-color="#b71c1c" draw:end-color="#e57373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40" svg:d="M0 40l10-40 10 4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8T07:57:08.439364378</dc:date>
    <meta:editing-duration>PT5H17M25S</meta:editing-duration>
    <meta:editing-cycles>206</meta:editing-cycles>
    <meta:generator>LibreOffice/7.3.5.2$Linux_X86_64 LibreOffice_project/30$Build-2</meta:generator>
    <meta:document-statistic meta:object-count="65"/>
  </office:meta>
</office:document-meta>
</file>